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f950" officeooo:paragraph-rsid="0000f950"/>
    </style:style>
    <style:style style:name="P2" style:family="paragraph" style:parent-style-name="Standard">
      <style:text-properties officeooo:rsid="0000f950" officeooo:paragraph-rsid="000f43f4"/>
    </style:style>
    <style:style style:name="P3" style:family="paragraph" style:parent-style-name="Standard">
      <style:text-properties fo:font-weight="bold" officeooo:rsid="0000f950" officeooo:paragraph-rsid="0000f950" style:font-weight-asian="bold" style:font-weight-complex="bold"/>
    </style:style>
    <style:style style:name="P4" style:family="paragraph" style:parent-style-name="Standard">
      <style:text-properties fo:font-weight="bold" officeooo:rsid="0003242a" officeooo:paragraph-rsid="0003242a" style:font-weight-asian="bold" style:font-weight-complex="bold"/>
    </style:style>
    <style:style style:name="P5" style:family="paragraph" style:parent-style-name="Standard">
      <style:text-properties style:text-underline-style="solid" style:text-underline-width="auto" style:text-underline-color="font-color" fo:font-weight="normal" officeooo:rsid="00051e4b" officeooo:paragraph-rsid="00051e4b" style:font-weight-asian="normal" style:font-weight-complex="normal"/>
    </style:style>
    <style:style style:name="P6" style:family="paragraph" style:parent-style-name="Standard">
      <style:text-properties style:text-underline-style="none" fo:font-weight="bold" officeooo:rsid="0008cee6" officeooo:paragraph-rsid="0008cee6" style:font-weight-asian="bold" style:font-weight-complex="bold"/>
    </style:style>
    <style:style style:name="P7" style:family="paragraph" style:parent-style-name="Standard">
      <style:text-properties style:text-underline-style="none" fo:font-weight="bold" officeooo:rsid="0006ca7d" officeooo:paragraph-rsid="0006ca7d" style:font-weight-asian="bold" style:font-weight-complex="bold"/>
    </style:style>
    <style:style style:name="P8" style:family="paragraph" style:parent-style-name="Standard">
      <style:text-properties style:text-underline-style="none" fo:font-weight="bold" officeooo:rsid="0006ca7d" officeooo:paragraph-rsid="000d8ee2" style:font-weight-asian="bold" style:font-weight-complex="bold"/>
    </style:style>
    <style:style style:name="P9" style:family="paragraph" style:parent-style-name="Standard">
      <style:text-properties style:text-underline-style="none" fo:font-weight="bold" officeooo:rsid="00098c06" officeooo:paragraph-rsid="00098c06" style:font-weight-asian="bold" style:font-weight-complex="bold"/>
    </style:style>
    <style:style style:name="P10" style:family="paragraph" style:parent-style-name="Standard">
      <style:text-properties style:text-underline-style="none" fo:font-weight="bold" officeooo:rsid="00098c06" officeooo:paragraph-rsid="000dea2e" style:font-weight-asian="bold" style:font-weight-complex="bold"/>
    </style:style>
    <style:style style:name="P11" style:family="paragraph" style:parent-style-name="Standard">
      <style:text-properties style:text-underline-style="none" fo:font-weight="normal" officeooo:rsid="00051e4b" officeooo:paragraph-rsid="00051e4b" style:font-weight-asian="normal" style:font-weight-complex="normal"/>
    </style:style>
    <style:style style:name="P12" style:family="paragraph" style:parent-style-name="Standard">
      <style:text-properties style:text-underline-style="none" fo:font-weight="normal" officeooo:rsid="0006ca7d" officeooo:paragraph-rsid="0006ca7d" style:font-weight-asian="normal" style:font-weight-complex="normal"/>
    </style:style>
    <style:style style:name="P13" style:family="paragraph" style:parent-style-name="Standard">
      <style:text-properties style:text-underline-style="none" fo:font-weight="normal" officeooo:rsid="00098c06" officeooo:paragraph-rsid="0008cee6" style:font-weight-asian="normal" style:font-weight-complex="normal"/>
    </style:style>
    <style:style style:name="P14" style:family="paragraph" style:parent-style-name="Standard">
      <style:text-properties fo:font-weight="normal" officeooo:rsid="0008cee6" officeooo:paragraph-rsid="0008cee6" style:font-weight-asian="normal" style:font-weight-complex="normal"/>
    </style:style>
    <style:style style:name="P15" style:family="paragraph" style:parent-style-name="Standard">
      <style:text-properties fo:font-weight="normal" officeooo:rsid="00051e4b" officeooo:paragraph-rsid="00098c06" style:font-weight-asian="normal" style:font-weight-complex="normal"/>
    </style:style>
    <style:style style:name="P16" style:family="paragraph" style:parent-style-name="Standard">
      <style:text-properties officeooo:rsid="00098c06" officeooo:paragraph-rsid="000f43f4"/>
    </style:style>
    <style:style style:name="P17" style:family="paragraph" style:parent-style-name="Standard">
      <style:text-properties style:text-underline-style="none" fo:font-weight="normal" officeooo:rsid="000d8ee2" officeooo:paragraph-rsid="000d8ee2" style:font-weight-asian="normal" style:font-weight-complex="normal"/>
    </style:style>
    <style:style style:name="P18" style:family="paragraph" style:parent-style-name="Standard">
      <style:text-properties style:text-underline-style="none" fo:font-weight="normal" officeooo:rsid="000f09d3" officeooo:paragraph-rsid="000dea2e" style:font-weight-asian="normal" style:font-weight-complex="normal"/>
    </style:style>
    <style:style style:name="P19" style:family="paragraph" style:parent-style-name="Standard">
      <style:text-properties style:text-underline-style="none" fo:font-weight="bold" officeooo:rsid="0008cee6" officeooo:paragraph-rsid="0012d21d" style:font-weight-asian="bold" style:font-weight-complex="bold"/>
    </style:style>
    <style:style style:name="P20" style:family="paragraph" style:parent-style-name="Standard">
      <style:text-properties fo:font-weight="normal" officeooo:rsid="0010d3a0" officeooo:paragraph-rsid="0010d3a0" style:font-weight-asian="normal" style:font-weight-complex="normal"/>
    </style:style>
    <style:style style:name="P21" style:family="paragraph" style:parent-style-name="Standard">
      <style:text-properties fo:font-weight="bold" officeooo:rsid="0010d3a0" officeooo:paragraph-rsid="0010d3a0" style:font-weight-asian="bold" style:font-weight-complex="bold"/>
    </style:style>
    <style:style style:name="P22" style:family="paragraph" style:parent-style-name="Header">
      <style:text-properties officeooo:rsid="0010d3a0" officeooo:paragraph-rsid="0010d3a0"/>
    </style:style>
    <style:style style:name="T1" style:family="text">
      <style:text-properties officeooo:rsid="000156c2"/>
    </style:style>
    <style:style style:name="T2" style:family="text">
      <style:text-properties fo:font-weight="normal" style:font-weight-asian="normal" style:font-weight-complex="normal"/>
    </style:style>
    <style:style style:name="T3" style:family="text">
      <style:text-properties fo:font-weight="normal" officeooo:rsid="00051e4b" style:font-weight-asian="normal" style:font-weight-complex="normal"/>
    </style:style>
    <style:style style:name="T4" style:family="text">
      <style:text-properties fo:font-weight="normal" officeooo:rsid="00098c06" style:font-weight-asian="normal" style:font-weight-complex="normal"/>
    </style:style>
    <style:style style:name="T5" style:family="text">
      <style:text-properties fo:font-weight="normal" officeooo:rsid="000d8ee2" style:font-weight-asian="normal" style:font-weight-complex="normal"/>
    </style:style>
    <style:style style:name="T6" style:family="text">
      <style:text-properties fo:font-weight="normal" officeooo:rsid="000dea2e" style:font-weight-asian="normal" style:font-weight-complex="normal"/>
    </style:style>
    <style:style style:name="T7" style:family="text">
      <style:text-properties fo:font-weight="normal" officeooo:rsid="000f09d3" style:font-weight-asian="normal" style:font-weight-complex="normal"/>
    </style:style>
    <style:style style:name="T8" style:family="text">
      <style:text-properties fo:font-weight="normal" officeooo:rsid="0012d21d" style:font-weight-asian="normal" style:font-weight-complex="normal"/>
    </style:style>
    <style:style style:name="T9" style:family="text">
      <style:text-properties fo:font-style="italic" style:text-underline-style="solid" style:text-underline-width="auto" style:text-underline-color="font-color" fo:font-weight="normal" officeooo:rsid="000d8ee2" style:font-style-asian="italic" style:font-weight-asian="normal" style:font-style-complex="italic" style:font-weight-complex="normal"/>
    </style:style>
    <style:style style:name="T10" style:family="text">
      <style:text-properties fo:font-style="normal" fo:font-weight="normal" officeooo:rsid="000d8ee2" style:font-style-asian="normal" style:font-weight-asian="normal" style:font-style-complex="normal" style:font-weight-complex="normal"/>
    </style:style>
    <style:style style:name="T11" style:family="text">
      <style:text-properties officeooo:rsid="000f43f4"/>
    </style:style>
    <style:style style:name="T12" style:family="text">
      <style:text-properties officeooo:rsid="0010d3a0"/>
    </style:style>
    <style:style style:name="T13" style:family="text">
      <style:text-properties officeooo:rsid="0012d21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Introducción:</text:p>
      <text:p text:style-name="P20"><text:tab/>En el siguiente documento responderemos a las preguntas propuestas en la práctica. Además, aclararemos posibles dudas que puedan surgir del código entregado.</text:p>
      <text:p text:style-name="P20"/>
      <text:p text:style-name="P21">Nota:</text:p>
      <text:p text:style-name="P14"><text:tab/>Para generar todos los ejecutables, solo se necesita <text:span text:style-name="T12">ejecutas</text:span> el comando make en el directorio codigo. Los ejecutables se generarán en este mismo directorio.</text:p>
      <text:p text:style-name="P3"/>
      <text:p text:style-name="P3">Ejercicio 4:</text:p>
      <text:p text:style-name="P1"/>
      <text:p text:style-name="P1"><text:tab/>Tanto en el caso a) como en el caso b) se generan 7 procesos hijos (8 contando el proceso inicial del programa). En ambos <text:span text:style-name="T12">apartados</text:span> se puede dar <text:s/><text:span text:style-name="T12">el caso de </text:span>que queden procesos huerfanos, <text:span text:style-name="T12">sin embargo la existencia, o ausencia, de estos no será consistente, dependerá fuertemente del planificador y del orden en el que se cierren los procesos.</text:span></text:p>
      <text:p text:style-name="P2"><text:tab/>En el apartado a) se dará muy a menudo ya que no espera a que ningun proceso hijo cierre para finalizar. <text:span text:style-name="T11">Podemos comprobarlo con la ejecución del ejercicio: como el ejercicio nos pide imprimir para cada hijo su ppid, y nosotros hemos añadido la impresión de los pid de los padres, sabemos que serán hijos huérfanos aquellos cuyo ppid no se encuentre entre los pid que los padres imprimen. Con esto llegábamos a que extistía cierto proceso (no siempre el mismo, en todas las ejecuciones de un día fue 1518, en las de otro día fue 1485) lanzado por init que recogía todos los procesos que quedaban huérfanos.</text:span></text:p>
      <text:p text:style-name="P2">Por otro lado en el apartad<text:span text:style-name="T13">o</text:span> b) espera que al menos uno de los procesos hijos cierre antes de de cerrar el proceso padre, esto causa que se de con menos frecuencia que otros procesos se quden huerfanos porque tienen tiempo adicional para cerrarse antes de que se cierre el padre. </text:p>
      <text:p text:style-name="P16"><text:tab/>Además de con la impresión del pid de los padres, pudimos comporbar estos resultados con el uso del comando ‘pstree’.</text:p>
      <text:p text:style-name="P1"><text:tab/>Añadimos un apartado llamado ejercicio4<text:span text:style-name="T1">SinHuerfanos.c en el que hacemos que cada proceso diga su pid y el de su padre donde, además, nos aseguramos de que no queden procesos huerfanos.</text:span></text:p>
      <text:p text:style-name="P1"/>
      <text:p text:style-name="P4">Ejercicio 5:</text:p>
      <text:p text:style-name="P4"/>
      <text:p text:style-name="P5">Apartado a:</text:p>
      <text:p text:style-name="P4"><text:tab/><text:span text:style-name="T2">Para que cada proceso tuviera un único hijo tuvimos que agregar la condicion al bucle de que un proceso no tuviera hijos para mantenerse en el. </text:span><text:span text:style-name="T3">Luego agregamos un wait(NULL) con el que nos asegurasemos de que cada proceso esperase a su hijo para cerrarse.</text:span></text:p>
      <text:p text:style-name="P15"><text:tab/>Podemos ver al ejecutar el programa como cada proceso que imprime su pid, tiene como padre el pid del proceso anterior debido a la ejecución secuencial. </text:p>
      <text:p text:style-name="P15"/>
      <text:p text:style-name="P5">Apartado b:</text:p>
      <text:p text:style-name="P11"><text:tab/>Ahora para mantenerse en el bucle agregamos la condición de que el proceso sea un proceso padre. Vamos creando los procesos hijos y los cerramos según se vaya imprimiendo su información.</text:p>
      <text:p text:style-name="P12">Además, en el programa agregamos 3 waits(NULL) al final, de modo que <text:span text:style-name="T13">el proceso padre</text:span> tenga que esperar a que los tres hijos creados finalicen antes de cerrar<text:span text:style-name="T13">se</text:span>. </text:p>
      <text:p text:style-name="P11"><text:tab/>Vemos que, en efecto, los tres procesos creados tienen el mismo padre, que sería el proceso inicial del programa.</text:p>
      <text:p text:style-name="P11"><text:soft-page-break/></text:p>
      <text:p text:style-name="P7">Ejercicio 6:</text:p>
      <text:p text:style-name="P8"><text:tab/><text:span text:style-name="T6">E</text:span><text:span text:style-name="T5">l proceso padre NO puede acceder a la cadena del hijo. Esto ocurre porque la llamada a fork, al crear un nuevo proceso, otorga al hijo una </text:span><text:span text:style-name="T9">copia</text:span><text:span text:style-name="T10"> del bloque de datos del proceso padre, es decir: los dos procesos tiene <text:s/>acceso a una cadena, pero ésta no es la misma. Por esta razón debemos liberar la cadena tanto en el proceso padre como en el hijo, si queremos evitar fugas de memoria.</text:span></text:p>
      <text:p text:style-name="P17"><text:tab/></text:p>
      <text:p text:style-name="P6">Ejercicio 8:</text:p>
      <text:p text:style-name="P19"><text:span text:style-name="T2"><text:tab/></text:span><text:span text:style-name="T8">Se pudo comprobar su correcto funcionamiento ejecutando diferentes programas pasados como argumentos.</text:span><text:span text:style-name="T2"> </text:span><text:span text:style-name="T4">Es importante tener en cuenta que para ejecutar comandos del PATH se tiene que usar los flags -lp </text:span><text:span text:style-name="T8">ó</text:span><text:span text:style-name="T4"> -vp, ya que son estos los que ejecutan el código pertinente para los comandos. </text:span><text:span text:style-name="T8">En caso de que se ejecute con flags -l ó -v tiene que darse el path completo hasta el ejecutable (ó el relativo desde donde se ejecuta el programa).</text:span></text:p>
      <text:p text:style-name="P13"/>
      <text:p text:style-name="P9">Ejercicio 9:</text:p>
      <text:p text:style-name="P9"><text:tab/><text:span text:style-name="T7">NOTA: en el enunciado nos resultaba ambiguo, pero entendimos que cada operación se realizaba con los mismos dos operandos que el padre <text:s/>pedía al principio del main, y que no debíamos pedir nuevos operandos para cada operación. La implementación refleja esto.</text:span></text:p>
      <text:p text:style-name="P10"><text:tab/><text:span text:style-name="T6">Para este ejercicio hemos optado por crear dos “grupos” (arrays) de tuberías: fd1 (escribe padre – lee hijo) y fd2 (escribe hijo – lee padre). A su vez, cada array contiene 4 tuberías (una por operación).</text:span></text:p>
      <text:p text:style-name="P10"><text:span text:style-name="T6"><text:tab/></text:span><text:span text:style-name="T7">De manera secuencial, hacemos un fork para cada operación, haciendo que el padre espere al hijo correspondiente antes de hacer el siguiente fork.</text:span></text:p>
      <text:p text:style-name="P18"><text:tab/>El padre escribe en todos los casos en la tubería los dos operandos que ha pedido por pantalla al principio del main. El hijo los <text:s/>lee, y escribe el resultado correspondiente en la otra tubería, que es leída e impresa por el pad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0d3a0" officeooo:paragraph-rsid="0010d3a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Grupo : 2202</text:p>
        <text:p text:style-name="MP1">Asignatura : Sistemas operativos</text:p>
        <text:p text:style-name="MP1">Alumnos : Lucía Asencio y Rodrigo De Poo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1T15:32:57.580121178</meta:creation-date>
    <dc:date>2017-03-01T10:59:32.119393535</dc:date>
    <meta:editing-duration>PT2H3M28S</meta:editing-duration>
    <meta:editing-cycles>8</meta:editing-cycles>
    <meta:generator>LibreOffice/5.1.6.2$Linux_X86_64 LibreOffice_project/10m0$Build-2</meta:generator>
    <meta:document-statistic meta:table-count="0" meta:image-count="0" meta:object-count="0" meta:page-count="2" meta:paragraph-count="31" meta:word-count="783" meta:character-count="4567" meta:non-whitespace-character-count="3788"/>
  </office:meta>
</office:document-meta>
</file>